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abbitMQ<text:span text:style-name="T1"><text:line-break/></text:span><text:span text:style-name="T1">Andrzej Piotrowski &lt;andrzej.piotrowski@eobuwie.com.pl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RabbitMQ - toc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Słów kilka o RabbitMQ:</text:p>
                <text:list>
                  <text:list-item>
                    <text:p text:style-name="P1">Kolejki: Durable / Transient</text:p>
                  </text:list-item>
                  <text:list-item>
                    <text:p text:style-name="P1">Exchange – Direct, Funout, Topic – czym to się różni i gdzie to wykorzystać</text:p>
                  </text:list-item>
                  <text:list-item>
                    <text:p text:style-name="P1">Publikowanie wiadomości: bezpośrednio lub exchange. Co lepsze?</text:p>
                  </text:list-item>
                  <text:list-item>
                    <text:p text:style-name="P1">Konsumowanie wiadomości: pojedynczo, w konsumerze</text:p>
                  </text:list-item>
                  <text:list-item>
                    <text:p text:style-name="P1">Ack, Nack, Requeue i inne takie</text:p>
                  </text:list-item>
                  <text:list-item>
                    <text:p text:style-name="P1">Walidacja zewnętrznych wiadomości z wykorzystaniem Json Schema</text:p>
                  </text:list-item>
                  <text:list-item>
                    <text:p text:style-name="P1">Death Letter Exchange – po co i dlaczego?</text:p>
                  </text:list-item>
                  <text:list-item>
                    <text:p text:style-name="P1">Przykłady</text:p>
                  </text:list-item>
                </text:list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3">RabbitMQ – dziękuje za uwagę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Linki:</text:p>
                <text:list>
                  <text:list-item>
                    <text:p>Repo: <text:a xlink:href="https://github.com/apiotrowski/rabbit-presentation" xlink:type="simple">https://github.com/apiotrowski/rabbit-presentation</text:a></text:p>
                  </text:list-item>
                </text:list>
              </text:list-item>
              <text:list-item>
                <text:p>Wszystko inne w repozytorium w pliku: Readme.M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0T09:42:01.440836908</meta:creation-date>
    <meta:editing-duration>PT16M15S</meta:editing-duration>
    <meta:editing-cycles>3</meta:editing-cycles>
    <meta:generator>LibreOffice/7.3.3.2$Linux_X86_64 LibreOffice_project/30$Build-2</meta:generator>
    <dc:title>Blue Curve</dc:title>
    <dc:date>2022-06-10T09:58:17.029662707</dc:date>
    <meta:document-statistic meta:object-count="46"/>
  </office:meta>
</office:document-meta>
</file>